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cm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49cm" fo:min-width="0.63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0.83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749cm" fo:min-width="0.63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9cm" fo:min-width="0.682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749cm" fo:min-width="0.753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49cm" fo:min-width="0.753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39cm" fo:min-width="0.29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13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749cm" fo:min-width="0.499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2cm" fo:min-width="0.77cm" loext:decorative="false"/>
      <style:paragraph-properties style:writing-mode="lr-tb"/>
    </style:style>
    <style:style style:name="gr16" style:family="graphic" style:parent-style-name="standard">
      <style:graphic-properties draw:fill-color="#158466" draw:textarea-horizontal-align="justify" draw:textarea-vertical-align="middle" draw:auto-grow-height="false" fo:min-height="1.139cm" fo:min-width="0.453cm" loext:decorative="false"/>
      <style:paragraph-properties style:writing-mode="lr-tb"/>
    </style:style>
    <style:style style:name="gr17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699cm" fo:min-width="0.449cm" fo:padding-top="0.15cm" fo:padding-bottom="0.15cm" fo:padding-left="0.275cm" fo:padding-right="0.275cm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5pt"/>
    </style:style>
    <style:style style:name="P8" style:family="paragraph">
      <style:paragraph-properties fo:text-align="center" style:writing-mode="lr-tb"/>
      <style:text-properties fo:font-size="15pt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/>
      <style:text-properties fo:font-size="15pt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5pt"/>
    </style:style>
    <style:style style:name="P12" style:family="paragraph">
      <style:paragraph-properties fo:margin-top="0.42cm" fo:margin-bottom="0.35cm"/>
      <style:text-properties fo:font-size="15pt" style:font-size-asian="10pt" style:font-size-complex="10pt"/>
    </style:style>
    <style:style style:name="P13" style:family="paragraph">
      <loext:graphic-properties draw:fill="none" draw:fill-color="#ffffff"/>
      <style:paragraph-properties fo:margin-top="0.42cm" fo:margin-bottom="0.35cm"/>
      <style:text-properties fo:font-size="15pt" style:font-size-asian="10pt" style:font-size-complex="10pt"/>
    </style:style>
    <style:style style:name="P14" style:family="paragraph">
      <loext:graphic-properties draw:fill-color="#158466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5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9cm" svg:height="0.962cm" svg:x="1.152cm" svg:y="1.135cm">
          <draw:text-box>
            <text:p>Binary Search</text:p>
          </draw:text-box>
        </draw:frame>
        <draw:custom-shape draw:style-name="gr2" draw:text-style-name="P3" draw:layer="layout" svg:width="1.27cm" svg:height="0.999cm" svg:x="6.735cm" svg:y="6.239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5.585cm" svg:y="6.239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4.45cm" svg:y="6.239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3.36cm" svg:y="6.23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2.27cm" svg:y="6.23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27cm" svg:height="0.999cm" svg:x="1.035cm" svg:y="6.239cm">
          <text:p text:style-name="P4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7cm" svg:height="0.999cm" svg:x="6.818cm" svg:y="7.288cm">
          <text:p text:style-name="P2"><text:span text:style-name="T2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5.682cm" svg:y="7.288cm">
          <text:p text:style-name="P2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4.545cm" svg:y="7.288cm">
          <text:p text:style-name="P2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3.409cm" svg:y="7.288cm">
          <text:p text:style-name="P2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2.272cm" svg:y="7.288cm">
          <text:p text:style-name="P2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135cm" svg:height="0.999cm" svg:x="1.135cm" svg:y="7.288cm">
          <text:p text:style-name="P7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135cm" svg:height="0.999cm" svg:x="15.075cm" svg:y="7.288cm">
          <text:p text:style-name="P2"><text:span text:style-name="T2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33cm" svg:height="0.999cm" svg:x="16.21cm" svg:y="7.288cm">
          <text:p text:style-name="P2"><text:span text:style-name="T2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13.938cm" svg:y="7.288cm">
          <text:p text:style-name="P2"><text:span text:style-name="T2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.135cm" svg:height="0.999cm" svg:x="12.801cm" svg:y="7.288cm">
          <text:p text:style-name="P2"><text:span text:style-name="T2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999cm" svg:x="14.947cm" svg:y="6.239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999cm" svg:height="0.999cm" svg:x="16.295cm" svg:y="6.239cm">
          <text:p text:style-name="P10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999cm" svg:x="13.782cm" svg:y="6.239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12.627cm" svg:y="6.239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135cm" svg:height="0.999cm" svg:x="10.481cm" svg:y="7.288cm">
          <text:p text:style-name="P2"><text:span text:style-name="T2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182cm" svg:height="0.999cm" svg:x="11.617cm" svg:y="7.288cm">
          <text:p text:style-name="P2"><text:span text:style-name="T2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9.345cm" svg:y="7.288cm">
          <text:p text:style-name="P2"><text:span text:style-name="T2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253cm" svg:height="0.999cm" svg:x="8.09cm" svg:y="7.288cm">
          <text:p text:style-name="P2"><text:span text:style-name="T2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999cm" svg:x="10.267cm" svg:y="6.239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999cm" svg:height="0.999cm" svg:x="11.548cm" svg:y="6.239cm">
          <text:p text:style-name="P10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999cm" svg:x="9.17cm" svg:y="6.239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7.975cm" svg:y="6.239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253cm" svg:height="0.999cm" svg:x="17.542cm" svg:y="7.288cm">
          <text:p text:style-name="P2"><text:span text:style-name="T2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999cm" svg:height="0.999cm" svg:x="17.655cm" svg:y="6.239cm">
          <text:p text:style-name="P10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7cm" svg:height="0.999cm" svg:x="18.797cm" svg:y="7.288cm">
          <text:p text:style-name="P2"><text:span text:style-name="T2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999cm" svg:height="0.999cm" svg:x="18.931cm" svg:y="6.239cm">
          <text:p text:style-name="P10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587cm" svg:height="1.587cm" svg:x="18.463cm" svg:y="4.81cm">
          <text:p text:style-name="P2">R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.587cm" svg:height="1.587cm" svg:x="1cm" svg:y="4.81cm">
          <text:p text:style-name="P2">L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draw:layer="layout" svg:width="19.05cm" svg:height="1.427cm" svg:x="1cm" svg:y="11.477cm">
          <draw:text-box>
            <text:p text:style-name="P12"><text:span text:style-name="T2">Logarithm of N (base 2) tells you how many times you can divide N by 2 before you get to 1.</text:span></text:p>
          </draw:text-box>
        </draw:frame>
        <draw:custom-shape draw:style-name="gr13" draw:text-style-name="P2" draw:layer="layout" svg:width="0.999cm" svg:height="0.999cm" svg:x="3.857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4.869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5.882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6.879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7.773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8.785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9.798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0.795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1.794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2.806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3.819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4.816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5.71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6.722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7.735cm" svg:y="15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99cm" svg:height="0.999cm" svg:x="18.732cm" svg:y="15.07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.763cm" svg:height="0.962cm" svg:x="1.821cm" svg:y="15.037cm">
          <draw:text-box>
            <text:p>Log<text:span text:style-name="T3">2</text:span></text:p>
          </draw:text-box>
        </draw:frame>
        <draw:custom-shape draw:style-name="gr15" draw:text-style-name="P2" draw:layer="layout" svg:width="1.27cm" svg:height="0.952cm" svg:x="6.715cm" svg:y="1.953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905cm" svg:height="1.587cm" svg:x="1.952cm" svg:y="4.81cm">
          <text:p text:style-name="P2">M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draw:layer="layout" svg:width="0.999cm" svg:height="0.999cm" svg:x="7.667cm" svg:y="16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8.679cm" svg:y="16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9.692cm" svg:y="16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0.689cm" svg:y="16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1.583cm" svg:y="16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2.595cm" svg:y="16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3.608cm" svg:y="16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4.605cm" svg:y="16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9.89cm" svg:y="18.4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0.902cm" svg:y="18.4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1.915cm" svg:y="18.4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2.912cm" svg:y="18.4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0.942cm" svg:y="20.0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1.954cm" svg:y="20.0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99cm" svg:height="0.999cm" svg:x="11.477cm" svg:y="21.637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2.123cm" svg:height="0.962cm" svg:x="4.592cm" svg:y="1.943cm">
          <draw:text-box>
            <text:p>targe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20:28:38.808243265</meta:creation-date>
    <meta:generator>LibreOffice/24.2.5.2$Linux_X86_64 LibreOffice_project/420$Build-2</meta:generator>
    <dc:date>2024-07-24T19:55:22.192372108</dc:date>
    <meta:editing-duration>PT12M31S</meta:editing-duration>
    <meta:editing-cycles>3</meta:editing-cycles>
    <meta:document-statistic meta:object-count="71"/>
  </office:meta>
</office:document-meta>
</file>